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95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9cm" fo:padding-top="0.125cm" fo:padding-bottom="0.125cm" fo:padding-left="0.049cm" fo:padding-right="0.04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false" fo:min-height="12412.86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9804" draw:textarea-horizontal-align="justify" draw:textarea-vertical-align="middle" draw:auto-grow-height="fals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9804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769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7cm" svg:height="0.745cm" svg:x="9.886cm" svg:y="16.158cm">
            <draw:text-box>
              <text:p text:style-name="P1"><text:span text:style-name="T1">4,5 cm</text:span></text:p>
            </draw:text-box>
          </draw:frame>
          <draw:g>
            <draw:frame draw:style-name="gr2" draw:text-style-name="P2" draw:layer="layout" svg:width="1.56cm" svg:height="0.639cm" draw:transform="rotate (0.820653814287734) translate (11.475cm 16.149cm)">
              <draw:text-box>
                <text:p text:style-name="P1"><text:span text:style-name="T1">1,5 cm</text:span></text:p>
              </draw:text-box>
            </draw:frame>
            <draw:line draw:style-name="gr3" draw:text-style-name="P3" draw:layer="layout" svg:x1="9.845cm" svg:y1="16.048cm" svg:x2="11.437cm" svg:y2="16.04cm">
              <text:p/>
            </draw:line>
            <draw:line draw:style-name="gr3" draw:text-style-name="P3" draw:layer="layout" svg:x1="11.55cm" svg:y1="15.967cm" svg:x2="12.013cm" svg:y2="15.525cm">
              <text:p/>
            </draw:line>
            <draw:line draw:style-name="gr3" draw:text-style-name="P3" draw:layer="layout" svg:x1="9.662cm" svg:y1="15.502cm" svg:x2="9.662cm" svg:y2="15.957cm">
              <text:p/>
            </draw:line>
            <draw:line draw:style-name="gr3" draw:text-style-name="P3" draw:layer="layout" svg:x1="12.034cm" svg:y1="15.361cm" svg:x2="12.034cm" svg:y2="13.964cm">
              <text:p/>
            </draw:line>
            <draw:frame draw:style-name="gr4" draw:text-style-name="P2" draw:layer="layout" svg:width="1.685cm" svg:height="0.646cm" draw:transform="rotate (1.5707963267949) translate (12.015cm 15.497cm)">
              <draw:text-box>
                <text:p text:style-name="P1"><text:span text:style-name="T1">4,5 cm</text:span></text:p>
              </draw:text-box>
            </draw:frame>
            <draw:line draw:style-name="gr3" draw:text-style-name="P3" draw:layer="layout" svg:x1="11.823cm" svg:y1="13.733cm" svg:x2="11.048cm" svg:y2="13.731cm">
              <text:p/>
            </draw:line>
            <draw:frame draw:style-name="gr5" draw:text-style-name="P2" draw:layer="layout" svg:width="1.445cm" svg:height="0.639cm" svg:x="10.844cm" svg:y="13.188cm">
              <draw:text-box>
                <text:p text:style-name="P1"><text:span text:style-name="T1">2 cm</text:span></text:p>
              </draw:text-box>
            </draw:frame>
            <draw:polygon draw:style-name="gr6" draw:text-style-name="P4" draw:layer="layout" svg:width="1.59cm" svg:height="1.59cm" svg:x="9.854cm" svg:y="14.277cm" svg:viewBox="0 0 1591 1591" draw:points="0,1591 0,1192 1192,1192 1192,397 795,397 795,0 1192,0 1591,0 1591,1192 1591,1591">
              <text:p/>
            </draw:polygon>
            <draw:polygon draw:style-name="gr7" draw:text-style-name="P4" draw:layer="layout" svg:width="0.396cm" svg:height="1.987cm" svg:x="11.445cm" svg:y="13.881cm" svg:viewBox="0 0 397 1988" draw:points="0,1988 397,1591 397,0 0,397">
              <text:p/>
            </draw:polygon>
            <draw:polygon draw:style-name="gr7" draw:text-style-name="P4" draw:layer="layout" svg:width="1.191cm" svg:height="0.396cm" svg:x="10.649cm" svg:y="13.881cm" svg:viewBox="0 0 1192 397" draw:points="0,397 397,0 1192,0 795,397">
              <text:p/>
            </draw:polygon>
            <draw:polygon draw:style-name="gr7" draw:text-style-name="P4" draw:layer="layout" svg:width="1.191cm" svg:height="0.396cm" svg:x="9.854cm" svg:y="15.077cm" svg:viewBox="0 0 1192 397" draw:points="0,397 397,0 1192,0 1192,397">
              <text:p/>
            </draw:polygon>
            <draw:frame draw:style-name="gr8" draw:text-style-name="P2" draw:layer="layout" svg:width="1.609cm" svg:height="1.019cm" draw:transform="rotate (-1.5707963267949) translate (9.611cm 14.86cm)">
              <draw:text-box>
                <text:p text:style-name="P1"><text:span text:style-name="T1">1,5 cm</text:span></text:p>
              </draw:text-box>
            </draw:frame>
            <draw:line draw:style-name="gr9" draw:text-style-name="P3" draw:layer="layout" svg:x1="10.731cm" svg:y1="14.426cm" svg:x2="10.563cm" svg:y2="14.426cm">
              <text:p/>
            </draw:line>
            <draw:line draw:style-name="gr9" draw:text-style-name="P3" draw:layer="layout" svg:x1="10.731cm" svg:y1="14.509cm" svg:x2="10.563cm" svg:y2="14.509cm">
              <text:p/>
            </draw:line>
            <draw:line draw:style-name="gr9" draw:text-style-name="P3" draw:layer="layout" svg:x1="9.934cm" svg:y1="15.622cm" svg:x2="9.766cm" svg:y2="15.622cm">
              <text:p/>
            </draw:line>
            <draw:line draw:style-name="gr9" draw:text-style-name="P3" draw:layer="layout" svg:x1="9.934cm" svg:y1="15.703cm" svg:x2="9.766cm" svg:y2="15.703cm">
              <text:p/>
            </draw:line>
            <draw:line draw:style-name="gr9" draw:text-style-name="P3" draw:layer="layout" svg:x1="11.708cm" svg:y1="14.098cm" svg:x2="11.54cm" svg:y2="14.098cm">
              <text:p/>
            </draw:line>
            <draw:line draw:style-name="gr9" draw:text-style-name="P3" draw:layer="layout" svg:x1="11.688cm" svg:y1="14.158cm" svg:x2="11.52cm" svg:y2="14.15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25:16.610321296</meta:creation-date>
    <dc:date>2018-05-19T18:25:33.986374585</dc:date>
    <meta:editing-duration>PT17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